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l {</text:p>
      <text:p text:style-name="Standard">font-family: 'Gotham', sans-serif;</text:p>
      <text:p text:style-name="Standard"><text:s text:c="2"/>list-style-type: none;</text:p>
      <text:p text:style-name="Standard"><text:s text:c="2"/>margin: 0;</text:p>
      <text:p text:style-name="Standard"><text:s text:c="2"/>padding: 0;</text:p>
      <text:p text:style-name="Standard"><text:s text:c="2"/>overflow: hidden;</text:p>
      <text:p text:style-name="Standard"><text:s text:c="2"/>background-color: #581845;</text:p>
      <text:p text:style-name="Standard"><text:s text:c="2"/>position: -webkit-sticky; /* Safari */</text:p>
      <text:p text:style-name="Standard"><text:s text:c="2"/>position: sticky;</text:p>
      <text:p text:style-name="Standard"><text:s text:c="2"/>top: -10;</text:p>
      <text:p text:style-name="Standard"><text:s text:c="4"/></text:p>
      <text:p text:style-name="Standard">}</text:p>
      <text:p text:style-name="Standard"/>
      <text:p text:style-name="Standard">li:hover {</text:p>
      <text:p text:style-name="Standard"><text:s text:c="2"/>float: right;</text:p>
      <text:p text:style-name="Standard">}</text:p>
      <text:p text:style-name="Standard"/>
      <text:p text:style-name="Standard">li a {</text:p>
      <text:p text:style-name="Standard"><text:s text:c="2"/>display: block;</text:p>
      <text:p text:style-name="Standard"><text:s text:c="2"/>color: white;</text:p>
      <text:p text:style-name="Standard"><text:s text:c="2"/>text-align: center;</text:p>
      <text:p text:style-name="Standard"><text:s text:c="2"/>padding: 14px 16px;</text:p>
      <text:p text:style-name="Standard"><text:s text:c="2"/>text-decoration: none;</text:p>
      <text:p text:style-name="Standard">}</text:p>
      <text:p text:style-name="Standard"><text:s text:c="4"/>.robemos{</text:p>
      <text:p text:style-name="Standard"><text:s text:c="4"/></text:p>
      <text:p text:style-name="Standard"><text:s text:c="4"/>}</text:p>
      <text:p text:style-name="Standard"><text:s text:c="8"/></text:p>
      <text:p text:style-name="Standard"><text:s text:c="4"/></text:p>
      <text:p text:style-name="Standard"><text:s text:c="4"/>h3{</text:p>
      <text:p text:style-name="Standard"><text:s text:c="8"/>padding: inherit;</text:p>
      <text:p text:style-name="Standard"><text:s text:c="8"/>margin: auto;</text:p>
      <text:p text:style-name="Standard"><text:s text:c="8"/>font-size: 15px;</text:p>
      <text:p text:style-name="Standard"><text:s text:c="8"/>font: "Times New Roman";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3:12:03.019342159</meta:creation-date>
    <dc:date>2018-12-12T13:20:27.386220126</dc:date>
    <meta:editing-duration>PT8M24S</meta:editing-duration>
    <meta:editing-cycles>1</meta:editing-cycles>
    <meta:document-statistic meta:table-count="0" meta:image-count="0" meta:object-count="0" meta:page-count="1" meta:paragraph-count="33" meta:word-count="59" meta:character-count="488" meta:non-whitespace-character-count="362"/>
    <meta:generator>LibreOffice/6.0.3.2$Linux_X86_64 LibreOffice_project/00m0$Build-2</meta:generator>
  </office:meta>
</office:document-meta>
</file>